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ae338" fo:hyphenate="true" fo:hyphenation-remain-char-count="2" fo:hyphenation-push-char-count="2"/>
    </style:style>
    <style:style style:name="P2"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b24b5" fo:hyphenate="true" fo:hyphenation-remain-char-count="2" fo:hyphenation-push-char-count="2"/>
    </style:style>
    <style:style style:name="P3"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b70e9" fo:hyphenate="true" fo:hyphenation-remain-char-count="2" fo:hyphenation-push-char-count="2"/>
    </style:style>
    <style:style style:name="P4"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ba692" fo:hyphenate="true" fo:hyphenation-remain-char-count="2" fo:hyphenation-push-char-count="2"/>
    </style:style>
    <style:style style:name="P5"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d7f25" fo:hyphenate="true" fo:hyphenation-remain-char-count="2" fo:hyphenation-push-char-count="2"/>
    </style:style>
    <style:style style:name="P6"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ead15" fo:hyphenate="true" fo:hyphenation-remain-char-count="2" fo:hyphenation-push-char-count="2"/>
    </style:style>
    <style:style style:name="P7"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0ee3" fo:hyphenate="true" fo:hyphenation-remain-char-count="2" fo:hyphenation-push-char-count="2"/>
    </style:style>
    <style:style style:name="P8"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0015d" fo:hyphenate="true" fo:hyphenation-remain-char-count="2" fo:hyphenation-push-char-count="2"/>
    </style:style>
    <style:style style:name="P9"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077d5" fo:hyphenate="true" fo:hyphenation-remain-char-count="2" fo:hyphenation-push-char-count="2"/>
    </style:style>
    <style:style style:name="P10"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b3e4" fo:hyphenate="true" fo:hyphenation-remain-char-count="2" fo:hyphenation-push-char-count="2"/>
    </style:style>
    <style:style style:name="P11" style:family="paragraph" style:parent-style-name="Standard">
      <style:paragraph-properties fo:text-align="center" style:justify-single-word="false"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ae338" fo:hyphenate="true" fo:hyphenation-remain-char-count="2" fo:hyphenation-push-char-count="2"/>
    </style:style>
    <style:style style:name="P12"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20015d" officeooo:paragraph-rsid="0020015d" fo:hyphenate="true" fo:hyphenation-remain-char-count="2" fo:hyphenation-push-char-count="2"/>
    </style:style>
    <style:style style:name="P13" style:family="paragraph" style:parent-style-name="Standard_20__28_user_29_">
      <style:paragraph-properties fo:text-align="center" style:justify-single-word="false"/>
      <style:text-properties fo:font-size="13pt" style:text-underline-style="solid" style:text-underline-width="auto" style:text-underline-color="font-color" fo:font-weight="bold" officeooo:paragraph-rsid="001ae338" style:font-size-asian="13pt" style:font-weight-asian="bold" style:font-size-complex="13pt" style:font-weight-complex="bold"/>
    </style:style>
    <style:style style:name="P14" style:family="paragraph" style:parent-style-name="Standard_20__28_user_29_">
      <style:text-properties officeooo:paragraph-rsid="001ae338"/>
    </style:style>
    <style:style style:name="P15"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ae338" fo:hyphenate="true" fo:hyphenation-remain-char-count="2" fo:hyphenation-push-char-count="2"/>
    </style:style>
    <style:style style:name="P16" style:family="paragraph" style:parent-style-name="Standard">
      <style:paragraph-properties fo:text-align="start" style:justify-single-word="false"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1b2063" officeooo:paragraph-rsid="0024ec41" fo:hyphenate="true" fo:hyphenation-remain-char-count="2" fo:hyphenation-push-char-count="2"/>
    </style:style>
    <style:style style:name="P17" style:family="paragraph" style:parent-style-name="Standard">
      <style:paragraph-properties fo:text-align="start" style:justify-single-word="false"/>
      <style:text-properties officeooo:rsid="001b2063" officeooo:paragraph-rsid="0024ec41"/>
    </style:style>
    <style:style style:name="P18" style:family="paragraph" style:parent-style-name="Standard">
      <style:paragraph-properties fo:text-align="center" style:justify-single-word="false"/>
      <style:text-properties officeooo:rsid="001b2063" officeooo:paragraph-rsid="0024ec41"/>
    </style:style>
    <style:style style:name="P19"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b2063" officeooo:paragraph-rsid="0024ec41" style:font-size-asian="13pt" style:font-weight-asian="bold" style:font-size-complex="13pt" style:font-weight-complex="bold"/>
    </style:style>
    <style:style style:name="P20" style:family="paragraph" style:parent-style-name="Standard_20__28_user_29_" style:master-page-name="Standard">
      <style:paragraph-properties fo:text-align="center" style:justify-single-word="false" style:page-number="auto"/>
      <style:text-properties fo:font-size="13pt" style:text-underline-style="solid" style:text-underline-width="auto" style:text-underline-color="font-color" fo:font-weight="bold" officeooo:paragraph-rsid="001ae338" style:font-size-asian="13pt" style:font-weight-asian="bold" style:font-size-complex="13pt" style:font-weight-complex="bold"/>
    </style:style>
    <style:style style:name="P21" style:family="paragraph" style:parent-style-name="Standard_20__28_user_29_">
      <style:text-properties fo:font-weight="bold" officeooo:paragraph-rsid="001ae338" style:font-weight-asian="bold" style:font-weight-complex="bold"/>
    </style:style>
    <style:style style:name="T1" style:family="text">
      <style:text-properties officeooo:rsid="001ae338"/>
    </style:style>
    <style:style style:name="T2" style:family="text">
      <style:text-properties fo:font-size="13pt" style:text-underline-style="solid" style:text-underline-width="auto" style:text-underline-color="font-color" fo:font-weight="bold" officeooo:rsid="001ae338" style:font-size-asian="13pt" style:font-weight-asian="bold" style:font-size-complex="13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ourier New" fo:font-size="10pt" style:letter-kerning="false" style:font-name-asian="Times New Roman" style:font-size-asian="10pt" style:language-asian="en" style:country-asian="IN" style:font-name-complex="Courier New1"/>
    </style:style>
    <style:style style:name="T6" style:family="text">
      <style:text-properties style:font-name="Courier New" fo:font-size="10pt" style:letter-kerning="false" style:font-name-asian="Times New Roman" style:font-size-asian="10pt" style:language-asian="en" style:country-asian="IN" style:font-name-complex="Courier New1" style:font-size-complex="10pt"/>
    </style:style>
    <style:style style:name="T7" style:family="text">
      <style:text-properties fo:font-weight="bold" officeooo:rsid="001ae33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ae338" style:font-weight-asian="normal" style:font-weight-complex="normal"/>
    </style:style>
    <style:style style:name="T10" style:family="text">
      <style:text-properties style:font-name-asian="AR PL SungtiL GB"/>
    </style:style>
    <style:style style:name="T11" style:family="text">
      <style:text-properties officeooo:rsid="001b24b5"/>
    </style:style>
    <style:style style:name="T12" style:family="text">
      <style:text-properties officeooo:rsid="001b70e9"/>
    </style:style>
    <style:style style:name="T13" style:family="text">
      <style:text-properties officeooo:rsid="001ead15"/>
    </style:style>
    <style:style style:name="T14" style:family="text">
      <style:text-properties officeooo:rsid="001f0ee3"/>
    </style:style>
    <style:style style:name="T15" style:family="text">
      <style:text-properties officeooo:rsid="0020015d"/>
    </style:style>
    <style:style style:name="T16" style:family="text">
      <style:text-properties officeooo:rsid="002077d5"/>
    </style:style>
    <style:style style:name="T17" style:family="text">
      <style:text-properties officeooo:rsid="0022b3e4"/>
    </style:style>
    <style:style style:name="T18" style:family="text">
      <style:text-properties style:text-underline-style="solid" style:text-underline-width="auto" style:text-underline-color="font-color" fo:font-weight="bold" officeooo:rsid="001ae33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ssignment 1:</text:p>
      <text:p text:style-name="P13"/>
      <text:p text:style-name="P14">1. Count the total number of files in the directory /usr/lib starting with 'lib' and print output in a count.txt file.</text:p>
      <text:p text:style-name="P14">cd /<text:span text:style-name="T3">usr/</text:span><text:span text:style-name="T4">lib</text:span></text:p>
      <text:p text:style-name="P14">ls | grep ‘^lib’ -c &gt;count.txt<text:line-break/><text:line-break/>2. List all hidden files in your home directory and save it in a list.txt file in decreasing order of their word count.</text:p>
      <text:p text:style-name="P1"><text:span text:style-name="T5">ls -ld .?* &gt;list.txt</text:span><text:line-break/>wc -w *|sort -nr &gt; list.txt</text:p>
      <text:p text:style-name="P1">wc -w *| sort -nro list.txt</text:p>
      <text:p text:style-name="P1"/>
      <text:p text:style-name="P1">3. List all the processes belonging to root &amp; output in a processes.txt file.<text:line-break/>ps&gt;process.txt</text:p>
      <text:p text:style-name="P1">ps -U root -u root u</text:p>
      <text:p text:style-name="P1">ps aux |grep root<text:line-break/></text:p>
      <text:p text:style-name="P1"><text:span text:style-name="T1">4</text:span>. <text:bookmark-start text:name="__DdeLink__185_2983308532"/>Given a file , write a command sequence to find the count of each word.<text:bookmark-end text:name="__DdeLink__185_2983308532"/>4<text:line-break/>cat file.txt| tr ‘ ‘ ‘\n’|sort|uniq -ic |sort</text:p>
      <text:p text:style-name="P1"><text:line-break/><text:span text:style-name="T1">5</text:span>. How will you print the login names of all users on a system?<text:span text:style-name="T6">5</text:span></text:p>
      <text:p text:style-name="P14">W</text:p>
      <text:p text:style-name="P14">Who -a</text:p>
      <text:p text:style-name="P14">Users</text:p>
      <text:p text:style-name="P14"/>
      <text:p text:style-name="P14"><text:span text:style-name="T1">6</text:span>. What is the command to find remaining disk space in unix server ? Also find the method to see command line history ? 6</text:p>
      <text:p text:style-name="P14">df</text:p>
      <text:p text:style-name="P14">history</text:p>
      <text:p text:style-name="P14"/>
      <text:p text:style-name="P14"><text:span text:style-name="T1">7</text:span>. Write a command to copy one file into another ? Also find, how to concatenate the files.</text:p>
      <text:p text:style-name="P14">cp file file1 ;cat file&gt;file1</text:p>
      <text:p text:style-name="P14">cat file file1 &gt; newfile</text:p>
      <text:p text:style-name="P14"/>
      <text:p text:style-name="P14"><text:span text:style-name="T1">8</text:span>. What are the commands in the unix for file system commands, processes control command, and utilities programmes command ?</text:p>
      <text:p text:style-name="P14"/>
      <text:p text:style-name="P21">File system commands</text:p>
      <text:p text:style-name="P14"/>
      <text:p text:style-name="P14">#1) touch: Create a new file or update its timestamp.</text:p>
      <text:p text:style-name="P14"/>
      <text:p text:style-name="P14"><text:s text:c="4"/>Syntax: touch [OPTION]…[FILE]</text:p>
      <text:p text:style-name="P14"><text:s text:c="4"/>Example: Create empty files called ‘file1’ and ‘file2’</text:p>
      <text:p text:style-name="P14"><text:s text:c="8"/>$ touch file1 file2</text:p>
      <text:p text:style-name="P14"/>
      <text:p text:style-name="P14">#2) cat: Concatenate files and print to stdout.</text:p>
      <text:p text:style-name="P14"/>
      <text:p text:style-name="P14"><text:s text:c="4"/>Syntax: cat [OPTION]…[FILE]</text:p>
      <text:p text:style-name="P14"><text:s text:c="4"/>Example: Create file1 with entered cotent</text:p>
      <text:p text:style-name="P14"><text:s text:c="8"/>$ cat &gt; file1</text:p>
      <text:p text:style-name="P14"><text:s text:c="8"/>Hello</text:p>
      <text:p text:style-name="P14"><text:soft-page-break/><text:s text:c="8"/>^D</text:p>
      <text:p text:style-name="P14"/>
      <text:p text:style-name="P14">#3) cp: Copy files</text:p>
      <text:p text:style-name="P14"/>
      <text:p text:style-name="P14"><text:s text:c="4"/>Syntax: cp [OPTION]source destination</text:p>
      <text:p text:style-name="P14"><text:s text:c="4"/>Example: Copies the contents from file1 to file2 and contents of file1 is retained</text:p>
      <text:p text:style-name="P14"><text:s text:c="8"/>$ cp file1 file2</text:p>
      <text:p text:style-name="P14"/>
      <text:p text:style-name="P14">#4) mv: Move files or rename files</text:p>
      <text:p text:style-name="P14"/>
      <text:p text:style-name="P14"><text:s text:c="4"/>Syntax: mv [OPTION]source destination</text:p>
      <text:p text:style-name="P14"><text:s text:c="4"/>Example: Create empty files called ‘file1’ and ‘file2’</text:p>
      <text:p text:style-name="P14"><text:s text:c="8"/>$ mv file1 file2</text:p>
      <text:p text:style-name="P14"/>
      <text:p text:style-name="P14">#5) rm: Remove files and directories</text:p>
      <text:p text:style-name="P14"/>
      <text:p text:style-name="P14"><text:s text:c="4"/>Syntax: rm [OPTION]…[FILE]</text:p>
      <text:p text:style-name="P14"><text:s text:c="4"/>Example: Delete file1</text:p>
      <text:p text:style-name="P14"><text:s text:c="8"/>$ rm file1</text:p>
      <text:p text:style-name="P14"/>
      <text:p text:style-name="P14">#6) mkdir: Make directory</text:p>
      <text:p text:style-name="P14"/>
      <text:p text:style-name="P14"><text:s text:c="4"/>Syntax: mkdir [OPTION] directory</text:p>
      <text:p text:style-name="P14"><text:s text:c="4"/>Example: Create directory called dir1</text:p>
      <text:p text:style-name="P14"><text:s text:c="8"/>$ mkdir dir1</text:p>
      <text:p text:style-name="P14"/>
      <text:p text:style-name="P14">#7) rmdir: Remove a directory</text:p>
      <text:p text:style-name="P14"/>
      <text:p text:style-name="P14"><text:s text:c="4"/>Syntax: rmdir [OPTION] directory</text:p>
      <text:p text:style-name="P14"><text:s text:c="4"/>Example: Create empty files called ‘file1’ and ‘file2’</text:p>
      <text:p text:style-name="P14"><text:s text:c="8"/>$ rmdir dir1</text:p>
      <text:p text:style-name="P14"/>
      <text:p text:style-name="P14">#8) cd: Change directory</text:p>
      <text:p text:style-name="P14"/>
      <text:p text:style-name="P14"><text:s text:c="4"/>Syntax: cd [OPTION] directory</text:p>
      <text:p text:style-name="P14"><text:s text:c="4"/>Example: Change working directory to dir1</text:p>
      <text:p text:style-name="P14"><text:s text:c="8"/>$ cd dir1</text:p>
      <text:p text:style-name="P14"/>
      <text:p text:style-name="P14">#9) pwd: Print the present working directory</text:p>
      <text:p text:style-name="P14"/>
      <text:p text:style-name="P14"><text:s text:c="4"/>Syntax: pwd [OPTION]</text:p>
      <text:p text:style-name="P14"><text:s text:c="4"/>Example: Print ‘dir1’ if a current working directory is dir1</text:p>
      <text:p text:style-name="P14"><text:s text:c="8"/>$ pwd</text:p>
      <text:p text:style-name="P14"/>
      <text:p text:style-name="P21">Process Control Commands</text:p>
      <text:p text:style-name="P14"/>
      <text:p text:style-name="P14">ps - displays a snapshot of all current processes</text:p>
      <text:p text:style-name="P14">top - displays a live status of current processes</text:p>
      <text:p text:style-name="P14">bg - resume a background suspended a job</text:p>
      <text:p text:style-name="P14">fg - bring a background job to the foreground</text:p>
      <text:p text:style-name="P14">clear – clear a terminal screen</text:p>
      <text:p text:style-name="P14">history – print history of commands in the current session</text:p>
      <text:p text:style-name="P14"><text:soft-page-break/></text:p>
      <text:p text:style-name="P14"/>
      <text:p text:style-name="P21">Utilities Programme Commands</text:p>
      <text:p text:style-name="P14"/>
      <text:p text:style-name="P14">#1) ls: List directory contents</text:p>
      <text:p text:style-name="P14"/>
      <text:p text:style-name="P14"><text:s text:c="4"/>Syntax: ls [OPTION] [FILE]</text:p>
      <text:p text:style-name="P14"><text:s text:c="4"/>Example: list all (including hidden files) directory contents, in long format, sorted by time,</text:p>
      <text:p text:style-name="P14"><text:s text:c="8"/>$ ls -alt</text:p>
      <text:p text:style-name="P14"/>
      <text:p text:style-name="P14">#2) which: Locate a command</text:p>
      <text:p text:style-name="P14"/>
      <text:p text:style-name="P14"><text:s text:c="4"/>Syntax: which [-a] filename</text:p>
      <text:p text:style-name="P14"><text:s text:c="4"/>Example: List all paths from where ‘cat’ can run</text:p>
      <text:p text:style-name="P14"><text:s text:c="8"/>$ which -a cat</text:p>
      <text:p text:style-name="P14"/>
      <text:p text:style-name="P14">#3) man: Interface for working with the online reference manuals.</text:p>
      <text:p text:style-name="P14"/>
      <text:p text:style-name="P14"><text:s text:c="4"/>Syntax: man [-s section] item</text:p>
      <text:p text:style-name="P14"><text:s text:c="4"/>Example: Show manual page for the ‘cat’ command</text:p>
      <text:p text:style-name="P14"><text:s text:c="8"/>$ man cat</text:p>
      <text:p text:style-name="P14"/>
      <text:p text:style-name="P14">#4) su: Change user-id or become super-user.</text:p>
      <text:p text:style-name="P14"/>
      <text:p text:style-name="P14"><text:s text:c="4"/>Syntax: su [options] [username]</text:p>
      <text:p text:style-name="P14"><text:s text:c="4"/>Example: Change user-id to ‘user1’ (if it exists)</text:p>
      <text:p text:style-name="P14"><text:s text:c="8"/>$ su user1</text:p>
      <text:p text:style-name="P14"/>
      <text:p text:style-name="P14">#5) sudo: Execute a command as some other user or super-user</text:p>
      <text:p text:style-name="P14"/>
      <text:p text:style-name="P14"><text:s text:c="4"/>Syntax: sudo [options] [command]</text:p>
      <text:p text:style-name="P14"><text:s text:c="4"/>Example: Get a file listing of an unlisted directory</text:p>
      <text:p text:style-name="P14"><text:s text:c="8"/>$ sudo ls /usr/local/protected</text:p>
      <text:p text:style-name="P14"/>
      <text:p text:style-name="P14">#6) find: Used to search for files and directories as mentioned in the ‘expression’</text:p>
      <text:p text:style-name="P14"/>
      <text:p text:style-name="P14"><text:s text:c="4"/>Syntax: find [starting-point] [expression]</text:p>
      <text:p text:style-name="P14"><text:s text:c="4"/>Example: In ‘/usr’ folder, find character device files, of name ‘backup’</text:p>
      <text:p text:style-name="P14"><text:s text:c="8"/>$ find /usr -type c -name backup</text:p>
      <text:p text:style-name="P14"/>
      <text:p text:style-name="P14">#7) du: Estimate disk usage is blocks</text:p>
      <text:p text:style-name="P14"/>
      <text:p text:style-name="P14"><text:s text:c="4"/>Syntax: du [options] [file]</text:p>
      <text:p text:style-name="P14"><text:s text:c="4"/>Example: Show number of blocks occupied by files in the current directory</text:p>
      <text:p text:style-name="P14"><text:s text:c="8"/>$ du</text:p>
      <text:p text:style-name="P14"/>
      <text:p text:style-name="P14">#8) df: Show number of free blocks for mounted file system</text:p>
      <text:p text:style-name="P14"/>
      <text:p text:style-name="P14"><text:s text:c="4"/>Syntax: df [options] [file]</text:p>
      <text:p text:style-name="P14"><text:s text:c="4"/>Example: Show number of free blocks in local file systems</text:p>
      <text:p text:style-name="P14"><text:s text:c="8"/>$ df -l</text:p>
      <text:p text:style-name="P14"/>
      <text:p text:style-name="P14"><text:soft-page-break/><text:span text:style-name="T1">9</text:span>. Write a command to find the l<text:span text:style-name="Strong_20_Emphasis"><text:span text:style-name="T8">ist of all the files in the current directory in long format, sorted by size, and smallest first.</text:span></text:span></text:p>
      <text:p text:style-name="P14"><text:span text:style-name="HTML_20_Code"><text:span text:style-name="T10">ls --sort=size –l –r</text:span></text:span></text:p>
      <text:p text:style-name="P14"><text:span text:style-name="HTML_20_Code"><text:span text:style-name="T10">ls –l –S –r</text:span></text:span></text:p>
      <text:p text:style-name="P14"><text:span text:style-name="HTML_20_Code"><text:span text:style-name="T10">ls -lS -r</text:span></text:span></text:p>
      <text:p text:style-name="P14"><text:span text:style-name="HTML_20_Code"><text:span text:style-name="T10">ls -lSr</text:span></text:span></text:p>
      <text:p text:style-name="P14"/>
      <text:p text:style-name="P14"><text:span text:style-name="Strong_20_Emphasis"><text:span text:style-name="T8">1</text:span></text:span><text:span text:style-name="Strong_20_Emphasis"><text:span text:style-name="T9">0</text:span></text:span><text:span text:style-name="Strong_20_Emphasis"><text:span text:style-name="T8">. Write a command that will output the sorted contents of a file named IN.TXT and place the output in another file named OUT.TXT, while at the same time excluding duplicate entries.</text:span></text:span></text:p>
      <text:p text:style-name="P14"/>
      <text:p text:style-name="P14">cat in.txt | sort -u &gt;out.txt</text:p>
      <text:p text:style-name="P14"/>
      <text:p text:style-name="P14">cat in.txt| sort -uo out.txt</text:p>
      <text:p text:style-name="P14"><text:s/>sort in.txt|uniq &gt; out.txt </text:p>
      <text:p text:style-name="P1"/>
      <text:p text:style-name="P1"/>
      <text:p text:style-name="P11"><text:s/><text:span text:style-name="T2">Assignment 3</text:span></text:p>
      <text:p text:style-name="P1"/>
      <text:p text:style-name="P2">1.Write a command to searches the line which does not start with # or single quote (‘) or double front slashes (//) in a given file (file lines are star with any of [A-Z], [a-z], [0-9], and [#, ‘, //]).</text:p>
      <text:p text:style-name="P2"><text:span text:style-name="T11">Ans: </text:span>cat newf | grep -v "^#\|^//\|'"</text:p>
      <text:p text:style-name="P1"/>
      <text:p text:style-name="P2">2.Write a command to prints the line if its in the range of 0 to 999 from a file Number.txt. The file Number.txt contain digints in multipule lines.</text:p>
      <text:p text:style-name="P2"><text:span text:style-name="T11">Ans:</text:span>cat numx | grep -o '[0-9][0-9][0-9]\|[0-9][0-9]\|[0-9]'</text:p>
      <text:p text:style-name="P1"/>
      <text:p text:style-name="P3">3. Write a command print all lines containing a vowel (a, e, i, o, or u) followed by a single character followed by the same vowel again from a file (file must have word like evening/adam).</text:p>
      <text:p text:style-name="P3"><text:span text:style-name="T12">Ans:</text:span>cat newf | grep 'a[a-z]a\|e[a-z]e\|i[a-z]i\|o[a-z]o\|u[a-z]u'</text:p>
      <text:p text:style-name="P1"><text:s text:c="3"/>cat newf | grep "a[^.]a\|e[^.]e\|i[^.]i\|o[^.]o\|u[^.]u"</text:p>
      <text:p text:style-name="P1"/>
      <text:p text:style-name="P10">4. Write a shell script to get current date, time, user name and current working directory.</text:p>
      <text:p text:style-name="P10"/>
      <text:p text:style-name="P1">#!/bin/sh</text:p>
      <text:p text:style-name="P1"/>
      <text:p text:style-name="P1">date +'%d/%m/%y'</text:p>
      <text:p text:style-name="P1">date +'%H:%M'</text:p>
      <text:p text:style-name="P1">who </text:p>
      <text:p text:style-name="P1">pwd</text:p>
      <text:p text:style-name="P1"/>
      <text:p text:style-name="P10">5. 5. Write a command to perform calculations of expression (5+5, 7-6) in file by directing the file to bc. How to print numbers from [1-9] without using scrit and for loop statement.</text:p>
      <text:p text:style-name="P10"><text:span text:style-name="T17">Ans:</text:span><text:tab/>echo '5+5' | bc</text:p>
      <text:p text:style-name="P1"><text:tab/>echo '7+6' | bc </text:p>
      <text:p text:style-name="P1"><text:tab/>echo {1..9}</text:p>
      <text:p text:style-name="P1"/>
      <text:p text:style-name="P10">6.How processes on the system are linked to each other write a command to print the structure. Also write the command to check the execution time of a process.</text:p>
      <text:p text:style-name="P10"/>
      <text:p text:style-name="P1"/>
      <text:p text:style-name="P10">7.What will the output of the command: $ ps -t dev/console</text:p>
      <text:p text:style-name="P10"><text:span text:style-name="T17">Ans:</text:span>processes running on terminal named console</text:p>
      <text:p text:style-name="P1"/>
      <text:p text:style-name="P10"><text:soft-page-break/>8. <text:span text:style-name="T17">Write a command which provides the elapsed time since the process was started, in the form dd-hh:mm:ss</text:span></text:p>
      <text:p text:style-name="P10"><text:span text:style-name="T17">Ans:</text:span>ps -o etime= -p "$$" </text:p>
      <text:p text:style-name="P1"><text:s text:c="3"/>ps -eo pid,stime,time,etime "$$"</text:p>
      <text:p text:style-name="P1"/>
      <text:p text:style-name="P10">9.Write a command to kill the specified process which are selected from all the running processes.</text:p>
      <text:p text:style-name="P10"/>
      <text:p text:style-name="P10"><text:span text:style-name="T17">Ans:</text:span>kill -9 pid</text:p>
      <text:p text:style-name="P1"><text:tab/>ps aux | grep matchtext</text:p>
      <text:p text:style-name="P1"><text:tab/>killall -9 matchtext</text:p>
      <text:p text:style-name="P1"/>
      <text:p text:style-name="P9">10. Write the command to provide permission on a file for the following:</text:p>
      <text:p text:style-name="P9">(a) Read by owner only (b) Write by anyone (c) Execute by group only (d) Allow everyone to read, write, and execute the file.</text:p>
      <text:p text:style-name="P1"><text:s text:c="4"/><text:span text:style-name="T16">Ans: </text:span>chmod u=r newf</text:p>
      <text:p text:style-name="P1"><text:tab/>chmod 400 newf</text:p>
      <text:p text:style-name="P1"><text:s text:c="4"/>chmod ugo=w newf</text:p>
      <text:p text:style-name="P1"><text:tab/>chmod 222 newf</text:p>
      <text:p text:style-name="P1"><text:s text:c="4"/>chmod g=x newf</text:p>
      <text:p text:style-name="P1"><text:tab/>chmod 001 newf</text:p>
      <text:p text:style-name="P1"><text:s text:c="4"/>chmod +wrx newf</text:p>
      <text:p text:style-name="P1"><text:tab/>chmod 777 newf</text:p>
      <text:p text:style-name="P1"/>
      <text:p text:style-name="P8">11. Write a command to removes Permissions of Write, Execute for User and Execute for Group &amp; Others from a file. Also create a read-only file in your home directory?</text:p>
      <text:p text:style-name="P8"><text:span text:style-name="T15">Ans:</text:span>chmod -322 newf </text:p>
      <text:p text:style-name="P8"><text:s text:c="4"/>touch newq | chmod 777 newq | chmod -333 newq</text:p>
      <text:p text:style-name="P8"><text:tab/></text:p>
      <text:p text:style-name="P8">12.Write a command to display the 10th line from a file. Also display the first 5 lines of the file.</text:p>
      <text:p text:style-name="P8"><text:span text:style-name="T15">Ans:</text:span>awk 'NR == 5' newf</text:p>
      <text:p text:style-name="P1"><text:s text:c="4"/>sed -n 5p newf</text:p>
      <text:p text:style-name="P1"><text:s text:c="4"/>awk '{if (NR == 3) print}' newf</text:p>
      <text:p text:style-name="P1"><text:s text:c="4"/>awk 'FNR==5' newf</text:p>
      <text:p text:style-name="P12"/>
      <text:p text:style-name="P8">13.13. Write a command to redirect the output of date command to multiple files. Also how do you list the hidden files in current directory?</text:p>
      <text:p text:style-name="P8"><text:span text:style-name="T15">Ans:</text:span>date -$'%d/%m/%y\n%H:%M:%S\n'</text:p>
      <text:p text:style-name="P1"><text:tab/>date | tr ' ' '\n'</text:p>
      <text:p text:style-name="P1"/>
      <text:p text:style-name="P1"><text:s/>ls -ld .?*</text:p>
      <text:p text:style-name="P1"/>
      <text:p text:style-name="P8">14.Write a command to remove blank lines in a file. Write a command to find the total number of lines in a file?</text:p>
      <text:p text:style-name="P8"><text:span text:style-name="T15">Ans:</text:span>sed -i '/^$/d' file.txt</text:p>
      <text:p text:style-name="P1"><text:tab/>cat file | wc -l</text:p>
      <text:p text:style-name="P1"/>
      <text:p text:style-name="P8">15.Write a command to print the file names in a directory that does not contain the word "july"?</text:p>
      <text:p text:style-name="P8"><text:span text:style-name="T15">Ans:</text:span>ls | grep -v 'july'</text:p>
      <text:p text:style-name="P1"/>
      <text:p text:style-name="P7">16.Write a command to find the first two instances of a “word” from a file. The must have multiple instances of the “word”.</text:p>
      <text:p text:style-name="P7"><text:span text:style-name="T14">Ans:</text:span>cat file | grep word | head -2</text:p>
      <text:p text:style-name="P1"><text:soft-page-break/></text:p>
      <text:p text:style-name="P6">17.Count the total number of files in the directory /usr/lib starting with 'lib' and print output in a count.txt file.</text:p>
      <text:p text:style-name="P6"><text:span text:style-name="T13">Ans:</text:span>ls /usr/lib | grep ^lib -c&gt;count.txt </text:p>
      <text:p text:style-name="P1"/>
      <text:p text:style-name="P5">18.Write a shell script to take two numbers from command line and show result of dividing small number with bigger number. Also note that it should not accept zero or negative number. If user enter zero or negative number then it should prompt to input correct number after displaying proper</text:p>
      <text:p text:style-name="P5">message.</text:p>
      <text:p text:style-name="P1"/>
      <text:p text:style-name="P1">#!/bin/bash</text:p>
      <text:p text:style-name="P1"/>
      <text:p text:style-name="P1">read a</text:p>
      <text:p text:style-name="P1">read b</text:p>
      <text:p text:style-name="P1"/>
      <text:p text:style-name="P1">if [ $a &gt; $b ]</text:p>
      <text:p text:style-name="P1">then</text:p>
      <text:p text:style-name="P1"><text:tab/>echo `expr $a / $b`</text:p>
      <text:p text:style-name="P1">else<text:tab/></text:p>
      <text:p text:style-name="P1"><text:tab/>echo `expr $b / $a `</text:p>
      <text:p text:style-name="P1">fi<text:tab/></text:p>
      <text:p text:style-name="P1"/>
      <text:p text:style-name="P1"/>
      <text:p text:style-name="P4">19. Write a shell script to examine all the number from 1 to 999 and display all those number whose sum of cube of the digit is equal to the number. E.g. 371 = 3*3*3+7*7*7+1*1*1.</text:p>
      <text:p text:style-name="P1"/>
      <text:p text:style-name="P1">#!/bin/bash</text:p>
      <text:p text:style-name="P1"/>
      <text:p text:style-name="P1">val=5</text:p>
      <text:p text:style-name="P1">for i in {1..999}</text:p>
      <text:p text:style-name="P1">do</text:p>
      <text:p text:style-name="P1"><text:tab/>r1=$((i % 10))</text:p>
      <text:p text:style-name="P1"><text:tab/>d1=$((i / 10))</text:p>
      <text:p text:style-name="P1"><text:tab/>r2=$((d1 % 10))</text:p>
      <text:p text:style-name="P1"><text:tab/>d2=$((d1 / 10))</text:p>
      <text:p text:style-name="P1"><text:tab/>val=`expr "$r1" \* "$r1" \* "$r1" + "$r2" \* "$r2" \* "$r2" + "$d2" \* "$d2" \* "$d2"`</text:p>
      <text:p text:style-name="P1"><text:tab/></text:p>
      <text:p text:style-name="P1">if [ $val == $i ]</text:p>
      <text:p text:style-name="P1">then</text:p>
      <text:p text:style-name="P1"><text:tab/>echo $val</text:p>
      <text:p text:style-name="P1">fi<text:tab/></text:p>
      <text:p text:style-name="P1">done</text:p>
      <text:p text:style-name="P1"/>
      <text:p text:style-name="P3">20.Write a shell script to checks if name given is file or directory and if it is file then it should display content and if it is a directory then it should display the list. Also list all the files of the current directory having read and write permission to the user.</text:p>
      <text:p text:style-name="P1"/>
      <text:p text:style-name="P1">#!/bin/sh</text:p>
      <text:p text:style-name="P1"/>
      <text:p text:style-name="P1">read fn</text:p>
      <text:p text:style-name="P1">test -f $fn </text:p>
      <text:p text:style-name="P1">VAL="$(echo $?)"</text:p>
      <text:p text:style-name="P1"><text:soft-page-break/>if [ $VAL == 0 ]</text:p>
      <text:p text:style-name="P1">then</text:p>
      <text:p text:style-name="P1"><text:tab/>echo "$fn is a file"</text:p>
      <text:p text:style-name="P1"><text:tab/>cat $fn</text:p>
      <text:p text:style-name="P1">elif [ $VAL == 1 ]</text:p>
      <text:p text:style-name="P1">then</text:p>
      <text:p text:style-name="P1"><text:tab/>echo "$fn is a directory"</text:p>
      <text:p text:style-name="P1"><text:tab/>ls $fn</text:p>
      <text:p text:style-name="P1"><text:tab/>ls -l $fn | grep ^drw</text:p>
      <text:p text:style-name="P1">fi</text:p>
      <text:p text:style-name="P1"/>
      <text:p text:style-name="P1"/>
      <text:p text:style-name="P19">Assignment 2</text:p>
      <text:p text:style-name="P18"/>
      <text:p text:style-name="P17">1. Count the number of words in the file which contain all the letters a, e, i, o, u. These letters may</text:p>
      <text:p text:style-name="P17">occur more than once &amp; other letters are also permitted.</text:p>
      <text:p text:style-name="P17"><text:s text:c="2"/>Ans:cat new | tr ' ' '\n' | grep 'a\|e\|i\|o\|u\|A\|E\|I\|O\|U' | wc -l</text:p>
      <text:p text:style-name="P17"/>
      <text:p text:style-name="P17">2. List 5 largest files in the /etc directory which contain the string '.conf', sorted by decreasing file</text:p>
      <text:p text:style-name="P17">size.</text:p>
      <text:p text:style-name="P17"><text:s/>Ans: ls -lS | grep '.conf'</text:p>
      <text:p text:style-name="P17"/>
      <text:p text:style-name="P17">3. Write a command to search contents of all files in current directory and display the total number</text:p>
      <text:p text:style-name="P17">of lines that contain the string 'LINUX' but not 'UNIX'.</text:p>
      <text:p text:style-name="P17">Ans:cat * | grep "I" | grep -v "in"</text:p>
      <text:p text:style-name="P17"/>
      <text:p text:style-name="P17">4. What is the difference between $* and $@? How do you find whether your system is 32 bit or 64</text:p>
      <text:p text:style-name="P17">bit ?</text:p>
      <text:p text:style-name="P17">Ans:uname -m , hostname</text:p>
      <text:p text:style-name="P17"/>
      <text:p text:style-name="P17">5. How can you find out how long the system has been running? How to check the status of the</text:p>
      <text:p text:style-name="P17">password for the user named ITW1 ?</text:p>
      <text:p text:style-name="P17">Ans: who -b</text:p>
      <text:p text:style-name="P17"/>
      <text:p text:style-name="P17">6. From your home directory, create a directory named “Test”. Create a new file in Test directory</text:p>
      <text:p text:style-name="P17">named ‘new.txt’ and write some text in it. Then,move the file from there to“/usr/lib/”. Then, display</text:p>
      <text:p text:style-name="P17">the content of that file on the terminal and then delete the file“new.txt” and the folder “Test”.</text:p>
      <text:p text:style-name="P17">Ans: mkdir test </text:p>
      <text:p text:style-name="P17">cat&gt;new.txt</text:p>
      <text:p text:style-name="P17">mv new.txt /usr/lib/</text:p>
      <text:p text:style-name="P17">cat /usr/lib/new.txt</text:p>
      <text:p text:style-name="P17">rm new.txt</text:p>
      <text:p text:style-name="P17">rm /home/rama/test</text:p>
      <text:p text:style-name="P17"/>
      <text:p text:style-name="P17">7. How will you display Today's date in the format of dd/mm/yyyy ? In a file word UNIX is</text:p>
      <text:p text:style-name="P17">appearing many times. How you count the number ?</text:p>
      <text:p text:style-name="P17">Ans:date +'%d/%m/%y'</text:p>
      <text:p text:style-name="P17"/>
      <text:p text:style-name="P17">8. Read two numbers and perform addition, subtraction, multiplication and division. Also save the</text:p>
      <text:p text:style-name="P17">output of the opreations in RESULT.txt.</text:p>
      <text:p text:style-name="P17"><text:s/>Ans:echo 5 + 6 | bc</text:p>
      <text:p text:style-name="P17">echo 5 * 6 | bc</text:p>
      <text:p text:style-name="P17"><text:soft-page-break/>echo 5 - 6 | bc</text:p>
      <text:p text:style-name="P17"/>
      <text:p text:style-name="P17">9. Write a command that will allow a UNIX system to shut down in 15 minutes, after which it will</text:p>
      <text:p text:style-name="P17">perform a reboot.</text:p>
      <text:p text:style-name="P17">Ans:9. shutdown -15</text:p>
      <text:p text:style-name="P17"/>
      <text:p text:style-name="P17">10. Write a command that will find all text files in a directory such that it does not contain the word</text:p>
      <text:p text:style-name="P17">"unix" in any form (that is, it must include the words Unix, UNIX, or uNIx).</text:p>
      <text:p text:style-name="P17">Ans:10. grep -vHI -R 'day' -c | grep 'txt</text:p>
      <text:p text:style-name="P17"/>
      <text:p text:style-name="P17">12. Write a command that will display files in the current directory, in a colored, long format.</text:p>
      <text:p text:style-name="P17">Ans: ls --color=auto</text:p>
      <text:p text:style-name="P17"/>
      <text:p text:style-name="P17">13. What is the behavioral difference between “cmp” and “diff” commands? Justify with an</text:p>
      <text:p text:style-name="P17">example.</text:p>
      <text:p text:style-name="P17">Ans: diff - line by line</text:p>
      <text:p text:style-name="P17">cmp - details</text:p>
      <text:p text:style-name="P17"><text:s/><text:tab/></text:p>
      <text:p text:style-name="P16">cat $(echo "$(ls * )" | tr "\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IN"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23:05:35.719134615</meta:creation-date>
    <dc:date>2019-02-09T15:45:31.145584722</dc:date>
    <meta:editing-duration>PT40M24S</meta:editing-duration>
    <meta:editing-cycles>13</meta:editing-cycles>
    <meta:generator>LibreOffice/6.0.7.3$Linux_X86_64 LibreOffice_project/00m0$Build-3</meta:generator>
    <meta:document-statistic meta:table-count="0" meta:image-count="0" meta:object-count="0" meta:page-count="8" meta:paragraph-count="258" meta:word-count="2021" meta:character-count="11292" meta:non-whitespace-character-count="9152"/>
  </office:meta>
</office:document-meta>
</file>